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Colo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Color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Color.BackGroundColor( in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Colo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Colo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Color.addElement( String hashcode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